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hange %</text:p>
          </table:table-cell>
        </table:table-row>
        <table:table-row table:style-name="ro1">
          <table:table-cell office:value-type="date" office:date-value="2018-01-12">
            <text:p>01/12/18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date" office:date-value="2018-01-11">
            <text:p>01/11/18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percentage" office:value="-0.0592">
            <text:p>-5.92%</text:p>
          </table:table-cell>
        </table:table-row>
        <table:table-row table:style-name="ro1">
          <table:table-cell office:value-type="date" office:date-value="2018-01-10">
            <text:p>01/10/18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percentage" office:value="0.0202">
            <text:p>2.02%</text:p>
          </table:table-cell>
        </table:table-row>
        <table:table-row table:style-name="ro1">
          <table:table-cell office:value-type="date" office:date-value="2018-01-09">
            <text:p>01/09/18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percentage" office:value="0.0116">
            <text:p>1.16%</text:p>
          </table:table-cell>
        </table:table-row>
        <table:table-row table:style-name="ro1">
          <table:table-cell office:value-type="date" office:date-value="2018-01-08">
            <text:p>01/08/1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percentage" office:value="0.0215">
            <text:p>2.15%</text:p>
          </table:table-cell>
        </table:table-row>
        <table:table-row table:style-name="ro1">
          <table:table-cell office:value-type="date" office:date-value="2018-01-07">
            <text:p>01/07/1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date" office:date-value="2018-01-06">
            <text:p>01/06/18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percentage" office:value="0.0313">
            <text:p>3.13%</text:p>
          </table:table-cell>
        </table:table-row>
        <table:table-row table:style-name="ro1">
          <table:table-cell office:value-type="date" office:date-value="2018-01-05">
            <text:p>01/05/18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percentage" office:value="-0.0013">
            <text:p>-0.13%</text:p>
          </table:table-cell>
        </table:table-row>
        <table:table-row table:style-name="ro1">
          <table:table-cell office:value-type="date" office:date-value="2018-01-04">
            <text:p>01/04/18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date" office:date-value="2018-01-03">
            <text:p>01/03/18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date" office:date-value="2018-01-02">
            <text:p>01/02/18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date" office:date-value="2018-01-01">
            <text:p>01/01/18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percentage" office:value="-0.0132">
            <text:p>-1.32%</text:p>
          </table:table-cell>
        </table:table-row>
        <table:table-row table:style-name="ro1">
          <table:table-cell table:number-columns-repeated="6"/>
        </table:table-row>
      </table:table>
      <table:table table:name="summarized" table:style-name="ta1" table:print="false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hange %</text:p>
          </table:table-cell>
        </table:table-row>
        <table:table-row table:style-name="ro1">
          <table:table-cell office:value-type="date" office:date-value="2018-01-12">
            <text:p>01/12/18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date" office:date-value="2018-01-11">
            <text:p>01/11/18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percentage" office:value="-0.0592">
            <text:p>-5.92%</text:p>
          </table:table-cell>
        </table:table-row>
        <table:table-row table:style-name="ro1">
          <table:table-cell office:value-type="date" office:date-value="2018-01-10">
            <text:p>01/10/18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percentage" office:value="0.0202">
            <text:p>2.02%</text:p>
          </table:table-cell>
        </table:table-row>
        <table:table-row table:style-name="ro1">
          <table:table-cell office:value-type="string">
            <text:p>Q1</text:p>
          </table:table-cell>
          <table:table-cell table:formula="of:=ROUND( AVERAGE([.B2:.B4]);2)" office:value-type="float" office:value="14628.33">
            <text:p>14628.33</text:p>
          </table:table-cell>
          <table:table-cell table:formula="of:=ROUND( AVERAGE([.C2:.C4]);2)" office:value-type="float" office:value="14773.33">
            <text:p>14773.33</text:p>
          </table:table-cell>
          <table:table-cell table:formula="of:=ROUND( AVERAGE([.D2:.D4]);2)" office:value-type="float" office:value="15041">
            <text:p>15041</text:p>
          </table:table-cell>
          <table:table-cell table:formula="of:=ROUND( AVERAGE([.E2:.E4]);2)" office:value-type="float" office:value="14448.33">
            <text:p>14448.33</text:p>
          </table:table-cell>
          <table:table-cell table:style-name="ce3" table:formula="of:=ROUND( AVERAGE([.F2:.F4]);2)" office:value-type="float" office:value="-0.01">
            <text:p>-0.01</text:p>
          </table:table-cell>
        </table:table-row>
        <table:table-row table:style-name="ro1">
          <table:table-cell office:value-type="date" office:date-value="2018-01-09">
            <text:p>01/09/18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percentage" office:value="0.0116">
            <text:p>1.16%</text:p>
          </table:table-cell>
        </table:table-row>
        <table:table-row table:style-name="ro1">
          <table:table-cell office:value-type="date" office:date-value="2018-01-08">
            <text:p>01/08/1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percentage" office:value="0.0215">
            <text:p>2.15%</text:p>
          </table:table-cell>
        </table:table-row>
        <table:table-row table:style-name="ro1">
          <table:table-cell office:value-type="date" office:date-value="2018-01-07">
            <text:p>01/07/1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string">
            <text:p>Q2</text:p>
          </table:table-cell>
          <table:table-cell table:formula="of:=ROUND( AVERAGE([.B6:.B8]);2)" office:value-type="float" office:value="14683.83">
            <text:p>14683.83</text:p>
          </table:table-cell>
          <table:table-cell table:formula="of:=ROUND( AVERAGE([.C6:.C8]);2)" office:value-type="float" office:value="14473.83">
            <text:p>14473.83</text:p>
          </table:table-cell>
          <table:table-cell table:formula="of:=ROUND( AVERAGE([.D6:.D8]);2)" office:value-type="float" office:value="14747.17">
            <text:p>14747.17</text:p>
          </table:table-cell>
          <table:table-cell table:formula="of:=ROUND( AVERAGE([.E6:.E8]);2)" office:value-type="float" office:value="14462.17">
            <text:p>14462.17</text:p>
          </table:table-cell>
          <table:table-cell table:style-name="ce3" table:formula="of:=ROUND( AVERAGE([.F6:.F8]);2)" office:value-type="float" office:value="0.01">
            <text:p>0.01</text:p>
          </table:table-cell>
        </table:table-row>
        <table:table-row table:style-name="ro1">
          <table:table-cell office:value-type="date" office:date-value="2018-01-06">
            <text:p>01/06/18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percentage" office:value="0.0313">
            <text:p>3.13%</text:p>
          </table:table-cell>
        </table:table-row>
        <table:table-row table:style-name="ro1">
          <table:table-cell office:value-type="date" office:date-value="2018-01-05">
            <text:p>01/05/18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percentage" office:value="-0.0013">
            <text:p>-0.13%</text:p>
          </table:table-cell>
        </table:table-row>
        <table:table-row table:style-name="ro1">
          <table:table-cell office:value-type="date" office:date-value="2018-01-04">
            <text:p>01/04/18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string">
            <text:p>Q3</text:p>
          </table:table-cell>
          <table:table-cell table:formula="of:=ROUND( AVERAGE([.B10:.B12]);2)" office:value-type="float" office:value="14045.83">
            <text:p>14045.83</text:p>
          </table:table-cell>
          <table:table-cell table:formula="of:=ROUND( AVERAGE([.C10:.C12]);2)" office:value-type="float" office:value="13839.17">
            <text:p>13839.17</text:p>
          </table:table-cell>
          <table:table-cell table:formula="of:=ROUND( AVERAGE([.D10:.D12]);2)" office:value-type="float" office:value="14187.5">
            <text:p>14187.5</text:p>
          </table:table-cell>
          <table:table-cell table:formula="of:=ROUND( AVERAGE([.E10:.E12]);2)" office:value-type="float" office:value="13815.83">
            <text:p>13815.83</text:p>
          </table:table-cell>
          <table:table-cell table:style-name="ce3" table:formula="of:=ROUND( AVERAGE([.F10:.F12]);2)" office:value-type="float" office:value="0.01">
            <text:p>0.01</text:p>
          </table:table-cell>
        </table:table-row>
        <table:table-row table:style-name="ro1">
          <table:table-cell office:value-type="date" office:date-value="2018-01-03">
            <text:p>01/03/18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date" office:date-value="2018-01-02">
            <text:p>01/02/18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date" office:date-value="2018-01-01">
            <text:p>01/01/18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percentage" office:value="-0.0132">
            <text:p>-1.32%</text:p>
          </table:table-cell>
        </table:table-row>
        <table:table-row table:style-name="ro1">
          <table:table-cell table:style-name="Default" office:value-type="string">
            <text:p>Q4</text:p>
          </table:table-cell>
          <table:table-cell table:formula="of:=ROUND( AVERAGE([.B14:.B16]);2)" office:value-type="float" office:value="13632.83">
            <text:p>13632.83</text:p>
          </table:table-cell>
          <table:table-cell table:formula="of:=ROUND( AVERAGE([.C14:.C16]);2)" office:value-type="float" office:value="13570.5">
            <text:p>13570.5</text:p>
          </table:table-cell>
          <table:table-cell table:formula="of:=ROUND( AVERAGE([.D14:.D16]);2)" office:value-type="float" office:value="13704.83">
            <text:p>13704.83</text:p>
          </table:table-cell>
          <table:table-cell table:formula="of:=ROUND( AVERAGE([.E14:.E16]);2)" office:value-type="float" office:value="13452.17">
            <text:p>13452.17</text:p>
          </table:table-cell>
          <table:table-cell table:style-name="ce3" table:formula="of:=ROUND( AVERAGE([.F14:.F16]);2)" office:value-type="float" office:value="0">
            <text:p>0</text:p>
          </table:table-cell>
        </table:table-row>
      </table:table>
      <table:table table:name="quarterly" table:style-name="ta1" table:print="false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Change %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float" office:value="14628.33">
            <text:p>14628.33</text:p>
          </table:table-cell>
          <table:table-cell office:value-type="float" office:value="14773.33">
            <text:p>14773.33</text:p>
          </table:table-cell>
          <table:table-cell office:value-type="float" office:value="15041">
            <text:p>15041</text:p>
          </table:table-cell>
          <table:table-cell office:value-type="float" office:value="14448.33">
            <text:p>14448.33</text:p>
          </table:table-cell>
          <table:table-cell office:value-type="percentage" office:value="-0.01">
            <text:p>-1.00%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float" office:value="14683.83">
            <text:p>14683.83</text:p>
          </table:table-cell>
          <table:table-cell office:value-type="float" office:value="14473.83">
            <text:p>14473.83</text:p>
          </table:table-cell>
          <table:table-cell office:value-type="float" office:value="14747.17">
            <text:p>14747.17</text:p>
          </table:table-cell>
          <table:table-cell office:value-type="float" office:value="14462.17">
            <text:p>14462.17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float" office:value="14045.83">
            <text:p>14045.83</text:p>
          </table:table-cell>
          <table:table-cell office:value-type="float" office:value="13839.17">
            <text:p>13839.17</text:p>
          </table:table-cell>
          <table:table-cell office:value-type="float" office:value="14187.5">
            <text:p>14187.5</text:p>
          </table:table-cell>
          <table:table-cell office:value-type="float" office:value="13815.83">
            <text:p>13815.83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float" office:value="13632.83">
            <text:p>13632.83</text:p>
          </table:table-cell>
          <table:table-cell office:value-type="float" office:value="13570.5">
            <text:p>13570.5</text:p>
          </table:table-cell>
          <table:table-cell office:value-type="float" office:value="13704.83">
            <text:p>13704.83</text:p>
          </table:table-cell>
          <table:table-cell office:value-type="float" office:value="13452.17">
            <text:p>13452.17</text:p>
          </table:table-cell>
          <table:table-cell table:style-name="ce3" office:value-type="float" office:value="0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3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3:02:46.32</meta:creation-date>
    <dc:date>2020-01-12T23:08:54.97</dc:date>
    <meta:editing-duration>PT6M7S</meta:editing-duration>
    <meta:editing-cycles>3</meta:editing-cycles>
    <meta:generator>OpenOffice/4.1.7$Win32 OpenOffice.org_project/417m1$Build-9800</meta:generator>
    <meta:document-statistic meta:table-count="3" meta:cell-count="210" meta:object-count="0"/>
  </office:meta>
</office:document-meta>
</file>